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9900" draw:textarea-horizontal-align="justify" draw:textarea-vertical-align="middle" draw:auto-grow-height="false" fo:min-height="2.55cm" fo:min-width="2.3cm"/>
    </style:style>
    <style:style style:name="gr2" style:family="graphic" style:parent-style-name="standard">
      <style:graphic-properties svg:stroke-color="#000000" draw:fill-color="#0000ff" draw:textarea-horizontal-align="justify" draw:textarea-vertical-align="middle" draw:auto-grow-height="false" fo:min-height="2.55cm" fo:min-width="2.3cm"/>
    </style:style>
    <style:style style:name="gr3" style:family="graphic" style:parent-style-name="standard">
      <style:graphic-properties svg:stroke-color="#000000" draw:fill-color="#ff0000" draw:textarea-horizontal-align="justify" draw:textarea-vertical-align="middle" draw:auto-grow-height="false" fo:min-height="2.55cm" fo:min-width="2.3cm"/>
    </style:style>
    <style:style style:name="gr4" style:family="graphic" style:parent-style-name="standard">
      <style:graphic-properties svg:stroke-color="#000000" draw:fill-color="#00cc00" draw:textarea-horizontal-align="justify" draw:textarea-vertical-align="middle" draw:auto-grow-height="false" fo:min-height="2.55cm" fo:min-width="2.3cm"/>
    </style:style>
    <style:style style:name="gr5" style:family="graphic" style:parent-style-name="standard">
      <style:graphic-properties svg:stroke-color="#000000" draw:fill-color="#1c1c1c" draw:textarea-horizontal-align="justify" draw:textarea-vertical-align="middle" draw:auto-grow-height="false" fo:min-height="2.55cm" fo:min-width="2.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-color="#00ffff" draw:textarea-horizontal-align="justify" draw:textarea-vertical-align="middle" draw:auto-grow-height="false" fo:min-height="0.95cm" fo:min-width="2.3cm"/>
    </style:style>
    <style:style style:name="gr8" style:family="graphic" style:parent-style-name="standard">
      <style:graphic-properties svg:stroke-color="#000000" draw:fill-color="#663300" draw:textarea-horizontal-align="justify" draw:textarea-vertical-align="middle" draw:auto-grow-height="false" fo:min-height="0.95cm" fo:min-width="2.3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-color="#cc00cc" draw:textarea-horizontal-align="justify" draw:textarea-vertical-align="middle" draw:auto-grow-height="false" fo:min-height="0.95cm" fo:min-width="2.3cm"/>
    </style:style>
    <style:style style:name="gr11" style:family="graphic" style:parent-style-name="standard">
      <style:graphic-properties svg:stroke-color="#000000" draw:fill-color="#cc00cc" draw:textarea-horizontal-align="justify" draw:textarea-vertical-align="middle" draw:auto-grow-height="false" fo:min-height="1.25cm" fo:min-width="2.3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2.3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2.3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2.3cm"/>
    </style:style>
    <style:style style:name="gr15" style:family="graphic" style:parent-style-name="objectwithoutfill">
      <style:graphic-properties draw:stroke="dash" draw:stroke-dash="Fine_20_Dashed"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4cm" fo:min-width="2.3cm"/>
    </style:style>
    <style:style style:name="gr17" style:family="graphic" style:parent-style-name="standard">
      <style:graphic-properties draw:stroke="none" draw:opacity="0%" draw:textarea-horizontal-align="justify" draw:textarea-vertical-align="middle" draw:auto-grow-height="false" fo:min-height="0.25cm" fo:min-width="0cm" draw:shadow-opacity="0%"/>
    </style:style>
    <style:style style:name="gr18" style:family="graphic" style:parent-style-name="standard">
      <style:graphic-properties draw:stroke="none" draw:opacity="0%" draw:textarea-horizontal-align="justify" draw:textarea-vertical-align="middle" draw:auto-grow-height="false" fo:min-height="0.4cm" fo:min-width="0cm" draw:shadow-opacity="0%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9900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0000ff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ff0000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00cc00"/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ize="13pt" style:font-size-asian="18pt" style:font-size-complex="18pt"/>
    </style:style>
    <style:style style:name="P7" style:family="paragraph">
      <loext:graphic-properties draw:fill-color="#1c1c1c"/>
      <style:paragraph-properties fo:text-align="center"/>
      <style:text-properties fo:font-size="13pt" fo:font-weight="bold" style:font-size-asian="18pt" style:font-weight-asian="bold" style:font-size-complex="18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font-size="14pt" style:font-size-asian="18pt" style:font-size-complex="18pt"/>
    </style:style>
    <style:style style:name="P10" style:family="paragraph">
      <loext:graphic-properties draw:fill-color="#00ffff"/>
      <style:paragraph-properties fo:text-align="center"/>
      <style:text-properties fo:font-size="14pt" fo:font-weight="bold" style:font-size-asian="18pt" style:font-weight-asian="bold" style:font-size-complex="18pt" style:font-weight-complex="bold"/>
    </style:style>
    <style:style style:name="P11" style:family="paragraph">
      <loext:graphic-properties draw:fill-color="#663300"/>
      <style:paragraph-properties fo:text-align="center"/>
      <style:text-properties fo:font-size="14pt" fo:font-weight="bold" style:font-size-asian="18pt" style:font-weight-asian="bold" style:font-size-complex="18pt" style:font-weight-complex="bold"/>
    </style:style>
    <style:style style:name="P12" style:family="paragraph">
      <loext:graphic-properties draw:fill-color="#cc00cc"/>
      <style:paragraph-properties fo:text-align="center"/>
      <style:text-properties fo:font-size="14pt" fo:font-weight="bold" style:font-size-asian="18pt" style:font-weight-asian="bold" style:font-size-complex="18pt" style:font-weight-complex="bold"/>
    </style:style>
    <style:style style:name="P13" style:family="paragraph">
      <style:paragraph-properties fo:text-align="center"/>
      <style:text-properties fo:font-size="14pt" fo:font-style="normal" style:font-size-asian="18pt" style:font-style-asian="normal" style:font-size-complex="18pt" style:font-style-complex="normal"/>
    </style:style>
    <style:style style:name="P14" style:family="paragraph">
      <loext:graphic-properties draw:fill-color="#ffffff"/>
      <style:paragraph-properties fo:text-align="center"/>
      <style:text-properties fo:font-size="1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5" style:family="paragraph">
      <loext:graphic-properties draw:opacity="0%"/>
      <style:paragraph-properties fo:text-align="center"/>
    </style:style>
    <style:style style:name="P16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fo:font-weight="bold" style:font-size-asian="18pt" style:font-weight-asian="bold" style:font-size-complex="18pt" style:font-weight-complex="bold"/>
    </style:style>
    <style:style style:name="T3" style:family="text">
      <style:text-properties fo:font-size="14pt" fo:font-weight="bold" style:font-size-asian="18pt" style:font-weight-asian="bold" style:font-size-complex="18pt" style:font-weight-complex="bold"/>
    </style:style>
    <style:style style:name="T4" style:family="text">
      <style:text-properties fo:font-size="14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font-size="12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font-size="1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size="11pt" fo:font-style="italic" fo:font-weight="bold" style:font-size-asian="18pt" style:font-style-asian="italic" style:font-weight-asian="bold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2" draw:id="id2" draw:layer="layout" svg:width="2.8cm" svg:height="2.8cm" svg:x="2cm" svg:y="8cm">
          <text:p text:style-name="P1"><text:span text:style-name="T1">Burnt </text:span></text:p>
          <text:p text:style-name="P1"><text:span text:style-name="T1">Are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2.8cm" svg:height="2.8cm" svg:x="7.8cm" svg:y="5.6cm">
          <text:p text:style-name="P1"><text:span text:style-name="T1">Moistur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2.8cm" svg:height="2.8cm" svg:x="7.8cm" svg:y="10.4cm">
          <text:p text:style-name="P1"><text:span text:style-name="T1">Igni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2.8cm" svg:height="2.8cm" svg:x="7.8cm" svg:y="1.3cm">
          <text:p text:style-name="P1"><text:span text:style-name="T1">Fuel</text:span></text:p>
          <text:p text:style-name="P1"><text:span text:style-name="T1">load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5" draw:id="id5" draw:layer="layout" svg:width="2.8cm" svg:height="2.8cm" svg:x="7.8cm" svg:y="15cm">
          <text:p text:style-name="P6"><text:span text:style-name="T2">Suppression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line" svg:x1="7.8cm" svg:y1="2.7cm" svg:x2="3.4cm" svg:y2="8cm" draw:start-shape="id1" draw:start-glue-point="3" draw:end-shape="id2" draw:end-glue-point="0" svg:d="M7800 2700l-4400 5300" svg:viewBox="0 0 4401 5301">
          <text:p/>
        </draw:connector>
        <draw:connector draw:style-name="gr6" draw:text-style-name="P8" draw:layer="layout" draw:type="line" svg:x1="7.8cm" svg:y1="7cm" svg:x2="4.8cm" svg:y2="9.4cm" draw:start-shape="id3" draw:start-glue-point="3" draw:end-shape="id2" draw:end-glue-point="1" svg:d="M7800 7000l-3000 2400" svg:viewBox="0 0 3001 2401">
          <text:p/>
        </draw:connector>
        <draw:connector draw:style-name="gr6" draw:text-style-name="P8" draw:layer="layout" draw:type="line" svg:x1="7.8cm" svg:y1="11.8cm" svg:x2="4.8cm" svg:y2="9.4cm" draw:start-shape="id4" draw:start-glue-point="3" draw:end-shape="id2" draw:end-glue-point="1" svg:d="M7800 11800l-3000-2400" svg:viewBox="0 0 3001 2401">
          <text:p/>
        </draw:connector>
        <draw:connector draw:style-name="gr6" draw:text-style-name="P8" draw:layer="layout" draw:type="line" svg:x1="7.8cm" svg:y1="16.4cm" svg:x2="3.4cm" svg:y2="10.8cm" draw:start-shape="id5" draw:start-glue-point="3" draw:end-shape="id2" draw:end-glue-point="2" svg:d="M7800 16400l-4400-5600" svg:viewBox="0 0 4401 5601">
          <text:p/>
        </draw:connector>
        <draw:custom-shape draw:style-name="gr7" draw:text-style-name="P10" xml:id="id12" draw:id="id12" draw:layer="layout" svg:width="2.8cm" svg:height="1.2cm" svg:x="13.6cm" svg:y="2.1cm">
          <text:p text:style-name="P9"><text:span text:style-name="T3">P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xml:id="id11" draw:id="id11" draw:layer="layout" svg:width="2.8cm" svg:height="1.2cm" svg:x="13.6cm" svg:y="5.3cm">
          <text:p text:style-name="P9"><text:span text:style-name="T3">Live Fu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xml:id="id10" draw:id="id10" draw:layer="layout" svg:width="2.8cm" svg:height="1.2cm" svg:x="13.6cm" svg:y="7.5cm">
          <text:p text:style-name="P9"><text:span text:style-name="T3">Dead Fu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xml:id="id9" draw:id="id9" draw:layer="layout" svg:width="2.8cm" svg:height="1.2cm" svg:x="13.6cm" svg:y="10.1cm">
          <text:p text:style-name="P9"><text:span text:style-name="T3">Light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xml:id="id8" draw:id="id8" draw:layer="layout" svg:width="2.8cm" svg:height="1.2cm" svg:x="13.6cm" svg:y="12.3cm">
          <text:p text:style-name="P9"><text:span text:style-name="T3">Huma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xml:id="id7" draw:id="id7" draw:layer="layout" svg:width="2.8cm" svg:height="1.2cm" svg:x="13.6cm" svg:y="14.7cm">
          <text:p text:style-name="P9"><text:span text:style-name="T3">Huma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xml:id="id6" draw:id="id6" draw:layer="layout" svg:width="2.8cm" svg:height="1.2cm" svg:x="13.6cm" svg:y="16.9cm">
          <text:p text:style-name="P9"><text:span text:style-name="T3">Agricul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13.6cm" svg:y1="17.5cm" svg:x2="10.6cm" svg:y2="16.4cm" draw:start-shape="id6" draw:start-glue-point="3" draw:end-shape="id5" draw:end-glue-point="1" svg:d="M13600 17500h-1500v-1100h-1500" svg:viewBox="0 0 3001 1101">
          <text:p/>
        </draw:connector>
        <draw:connector draw:style-name="gr6" draw:text-style-name="P8" draw:layer="layout" svg:x1="13.6cm" svg:y1="15.3cm" svg:x2="10.6cm" svg:y2="16.4cm" draw:start-shape="id7" draw:start-glue-point="3" draw:end-shape="id5" draw:end-glue-point="1" svg:d="M13600 15300h-1500v1100h-1500" svg:viewBox="0 0 3001 1101">
          <text:p/>
        </draw:connector>
        <draw:connector draw:style-name="gr6" draw:text-style-name="P8" draw:layer="layout" svg:x1="13.6cm" svg:y1="12.9cm" svg:x2="10.6cm" svg:y2="11.8cm" draw:start-shape="id8" draw:start-glue-point="3" draw:end-shape="id4" draw:end-glue-point="1" svg:d="M13600 12900h-1500v-1100h-1500" svg:viewBox="0 0 3001 1101">
          <text:p/>
        </draw:connector>
        <draw:connector draw:style-name="gr6" draw:text-style-name="P8" draw:layer="layout" svg:x1="13.6cm" svg:y1="10.7cm" svg:x2="10.6cm" svg:y2="11.8cm" draw:start-shape="id9" draw:start-glue-point="3" draw:end-shape="id4" draw:end-glue-point="1" svg:d="M13600 10700h-1500v1100h-1500" svg:viewBox="0 0 3001 1101">
          <text:p/>
        </draw:connector>
        <draw:connector draw:style-name="gr6" draw:text-style-name="P8" draw:layer="layout" svg:x1="13.6cm" svg:y1="8.1cm" svg:x2="10.6cm" svg:y2="7cm" draw:start-shape="id10" draw:start-glue-point="3" draw:end-shape="id3" draw:end-glue-point="1" svg:d="M13600 8100h-1500v-1100h-1500" svg:viewBox="0 0 3001 1101">
          <text:p/>
        </draw:connector>
        <draw:connector draw:style-name="gr6" draw:text-style-name="P8" draw:layer="layout" svg:x1="13.6cm" svg:y1="5.9cm" svg:x2="10.6cm" svg:y2="7cm" draw:start-shape="id11" draw:start-glue-point="3" draw:end-shape="id3" draw:end-glue-point="1" svg:d="M13600 5900h-1500v1100h-1500" svg:viewBox="0 0 3001 1101">
          <text:p/>
        </draw:connector>
        <draw:connector draw:style-name="gr9" draw:text-style-name="P8" draw:layer="layout" draw:type="line" svg:x1="13.6cm" svg:y1="2.7cm" svg:x2="10.6cm" svg:y2="2.7cm" draw:start-shape="id12" draw:end-shape="id1" draw:end-glue-point="1" svg:d="M13600 2700h-3000" svg:viewBox="0 0 3001 1">
          <text:p text:style-name="P1"/>
        </draw:connector>
        <draw:custom-shape draw:style-name="gr10" draw:text-style-name="P12" xml:id="id18" draw:id="id18" draw:layer="layout" svg:width="2.8cm" svg:height="1.2cm" svg:x="17.6cm" svg:y="2.1cm">
          <text:p text:style-name="P9"><text:span text:style-name="T3">NPP</text:span></text:p>
          <text:p text:style-name="P9"><text:span text:style-name="T4">(MODIS 17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xml:id="id17" draw:id="id17" draw:layer="layout" svg:width="2.8cm" svg:height="1.2cm" svg:x="17.6cm" svg:y="5.3cm">
          <text:p text:style-name="P9"><text:span text:style-name="T3">AET/PET</text:span></text:p>
          <text:p text:style-name="P9"><text:span text:style-name="T4">(STAS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xml:id="id16" draw:id="id16" draw:layer="layout" svg:width="2.8cm" svg:height="1.2cm" svg:x="17.6cm" svg:y="7.5cm">
          <text:p text:style-name="P9"><text:span text:style-name="T3">EMC</text:span></text:p>
          <text:p text:style-name="P9"><text:span text:style-name="T5">(Viney, 199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xml:id="id15" draw:id="id15" draw:layer="layout" svg:width="2.8cm" svg:height="1.5cm" svg:x="17.6cm" svg:y="9.95cm">
          <text:p text:style-name="P9"><text:span text:style-name="T3">Dry Strikes</text:span></text:p>
          <text:p text:style-name="P9"><text:span text:style-name="T5">(Kelley et al. </text:span></text:p>
          <text:p text:style-name="P9"><text:span text:style-name="T5">2014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xml:id="id27" draw:id="id27" draw:layer="layout" svg:width="2.8cm" svg:height="1.2cm" svg:x="17.6cm" svg:y="11.95cm">
          <text:p text:style-name="P13"><text:span text:style-name="T6">Pasture</text:span></text:p>
          <text:p text:style-name="P13"><text:span text:style-name="T4">(HYD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xml:id="id14" draw:id="id14" draw:layer="layout" svg:width="2.8cm" svg:height="1.6cm" svg:x="17.6cm" svg:y="13.4cm">
          <text:p text:style-name="P13"><text:span text:style-name="T6">Population</text:span></text:p>
          <text:p text:style-name="P13"><text:span text:style-name="T6">Density</text:span></text:p>
          <text:p text:style-name="P13"><text:span text:style-name="T4">(HYD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xml:id="id13" draw:id="id13" draw:layer="layout" svg:width="2.8cm" svg:height="1.2cm" svg:x="17.6cm" svg:y="16.9cm">
          <text:p text:style-name="P13"><text:span text:style-name="T6">Cropland</text:span></text:p>
          <text:p text:style-name="P13"><text:span text:style-name="T4">(HYD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draw:type="line" svg:x1="17.6cm" svg:y1="17.5cm" svg:x2="16.4cm" svg:y2="17.5cm" draw:start-shape="id13" draw:start-glue-point="3" draw:end-shape="id6" draw:end-glue-point="1" svg:d="M17600 17500h-1200" svg:viewBox="0 0 1201 1">
          <text:p/>
        </draw:connector>
        <draw:connector draw:style-name="gr6" draw:text-style-name="P8" draw:layer="layout" svg:x1="17.6cm" svg:y1="14.2cm" svg:x2="16.4cm" svg:y2="15.3cm" draw:start-shape="id14" draw:start-glue-point="3" draw:end-shape="id7" draw:end-glue-point="1" svg:d="M17600 14200h-600v1100h-600" svg:viewBox="0 0 1201 1101">
          <text:p/>
        </draw:connector>
        <draw:connector draw:style-name="gr6" draw:text-style-name="P8" draw:layer="layout" draw:type="line" svg:x1="17.6cm" svg:y1="10.7cm" svg:x2="16.4cm" svg:y2="10.7cm" draw:start-shape="id15" draw:start-glue-point="3" draw:end-shape="id9" draw:end-glue-point="1" svg:d="M17600 10700h-1200" svg:viewBox="0 0 1201 1">
          <text:p/>
        </draw:connector>
        <draw:connector draw:style-name="gr6" draw:text-style-name="P8" draw:layer="layout" draw:type="line" svg:x1="17.6cm" svg:y1="8.1cm" svg:x2="16.4cm" svg:y2="8.1cm" draw:start-shape="id16" draw:start-glue-point="3" draw:end-shape="id10" draw:end-glue-point="1" svg:d="M17600 8100h-1200" svg:viewBox="0 0 1201 1">
          <text:p/>
        </draw:connector>
        <draw:connector draw:style-name="gr6" draw:text-style-name="P8" draw:layer="layout" draw:type="line" svg:x1="17.6cm" svg:y1="5.9cm" svg:x2="16.4cm" svg:y2="5.9cm" draw:start-shape="id17" draw:start-glue-point="3" draw:end-shape="id11" draw:end-glue-point="1" svg:d="M17600 5900h-1200" svg:viewBox="0 0 1201 1">
          <text:p/>
        </draw:connector>
        <draw:connector draw:style-name="gr6" draw:text-style-name="P8" draw:layer="layout" draw:type="line" svg:x1="17.6cm" svg:y1="2.7cm" svg:x2="16.4cm" svg:y2="2.7cm" draw:start-shape="id18" draw:start-glue-point="3" draw:end-shape="id12" draw:end-glue-point="1" svg:d="M17600 2700h-1200" svg:viewBox="0 0 1201 1">
          <text:p/>
        </draw:connector>
        <draw:custom-shape draw:style-name="gr14" draw:text-style-name="P14" xml:id="id33" draw:id="id33" draw:layer="layout" svg:width="2.8cm" svg:height="1.7cm" svg:x="22.4cm" svg:y="10.28cm">
          <text:p text:style-name="P13"><text:span text:style-name="T6">Lightning</text:span></text:p>
          <text:p text:style-name="P13"><text:span text:style-name="T6">Flashes</text:span></text:p>
          <text:p text:style-name="P13"><text:span text:style-name="T4">(LI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xml:id="id31" draw:id="id31" draw:layer="layout" svg:width="2.8cm" svg:height="1.2cm" svg:x="22.4cm" svg:y="8.85cm">
          <text:p text:style-name="P13"><text:span text:style-name="T6">Wetdays</text:span></text:p>
          <text:p text:style-name="P13"><text:span text:style-name="T5">(CRU TS3.2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xml:id="id22" draw:id="id22" draw:layer="layout" svg:width="2.8cm" svg:height="1.2cm" svg:x="22.4cm" svg:y="7.5cm">
          <text:p text:style-name="P13"><text:span text:style-name="T6">Vapour pres</text:span></text:p>
          <text:p text:style-name="P13"><text:span text:style-name="T5">(CRU TS3.2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8" draw:layer="layout" svg:x1="11.6cm" svg:y1="0.4cm" svg:x2="11.6cm" svg:y2="18.8cm">
          <text:p/>
        </draw:line>
        <draw:custom-shape draw:style-name="gr12" draw:text-style-name="P14" xml:id="id23" draw:id="id23" draw:layer="layout" svg:width="2.8cm" svg:height="1.2cm" svg:x="22.424cm" svg:y="6.25cm">
          <text:p text:style-name="P13"><text:span text:style-name="T6">Precip, T</text:span></text:p>
          <text:p text:style-name="P13"><text:span text:style-name="T5">(CRU TS3.2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xml:id="id21" draw:id="id21" draw:layer="layout" svg:width="2.8cm" svg:height="1.2cm" svg:x="22.44cm" svg:y="3.4cm">
          <text:p text:style-name="P13"><text:span text:style-name="T6">T, SW, VPD</text:span></text:p>
          <text:p text:style-name="P13"><text:span text:style-name="T7">(NASA GMA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xml:id="id20" draw:id="id20" draw:layer="layout" svg:width="2.8cm" svg:height="1.2cm" svg:x="22.475cm" svg:y="2.1cm">
          <text:p text:style-name="P13"><text:span text:style-name="T6">fAPAR, LAI</text:span></text:p>
          <text:p text:style-name="P13"><text:span text:style-name="T4">(MODIS 15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xml:id="id19" draw:id="id19" draw:layer="layout" svg:width="2.8cm" svg:height="1.65cm" svg:x="22.458cm" svg:y="0.35cm">
          <text:p text:style-name="P13"><text:span text:style-name="T6">Land Cover</text:span></text:p>
          <text:p text:style-name="P13"><text:span text:style-name="T4">(MODIS</text:span></text:p>
          <text:p text:style-name="P13"><text:span text:style-name="T4">MCD 12Q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draw:line-skew="0.069cm" svg:x1="22.458cm" svg:y1="1.175cm" svg:x2="20.4cm" svg:y2="2.7cm" draw:start-shape="id19" draw:start-glue-point="3" draw:end-shape="id18" draw:end-glue-point="1" svg:d="M22458 1175h-960v1525h-1098" svg:viewBox="0 0 2059 1526">
          <text:p/>
        </draw:connector>
        <draw:connector draw:style-name="gr6" draw:text-style-name="P8" draw:layer="layout" svg:x1="22.475cm" svg:y1="2.7cm" svg:x2="20.4cm" svg:y2="2.7cm" draw:start-shape="id20" draw:start-glue-point="3" draw:end-shape="id18" draw:end-glue-point="1" svg:d="M22475 2700h-2075" svg:viewBox="0 0 2076 1">
          <text:p/>
        </draw:connector>
        <draw:connector draw:style-name="gr6" draw:text-style-name="P8" draw:layer="layout" draw:line-skew="0.078cm" svg:x1="22.44cm" svg:y1="4cm" svg:x2="20.4cm" svg:y2="2.7cm" draw:start-shape="id21" draw:start-glue-point="3" draw:end-shape="id18" draw:end-glue-point="1" svg:d="M22440 4000h-942v-1300h-1098" svg:viewBox="0 0 2041 1301">
          <text:p/>
        </draw:connector>
        <draw:custom-shape draw:style-name="gr12" draw:text-style-name="P14" xml:id="id25" draw:id="id25" draw:layer="layout" svg:width="2.8cm" svg:height="1.2cm" svg:x="22.424cm" svg:y="4.95cm">
          <text:p text:style-name="P13"><text:span text:style-name="T6">Soils, Elev</text:span></text:p>
          <text:p text:style-name="P13"><text:span text:style-name="T4">(REF??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22.4cm" svg:y1="8.1cm" svg:x2="20.4cm" svg:y2="8.1cm" draw:start-shape="id22" draw:start-glue-point="3" draw:end-shape="id16" draw:end-glue-point="1" svg:d="M22400 8100h-2000" svg:viewBox="0 0 2001 1">
          <text:p/>
        </draw:connector>
        <draw:connector draw:style-name="gr6" draw:text-style-name="P8" draw:layer="layout" svg:x1="22.424cm" svg:y1="6.85cm" svg:x2="20.4cm" svg:y2="6.25cm" draw:start-shape="id23" draw:start-glue-point="3" draw:end-shape="id24" draw:end-glue-point="1" svg:d="M22424 6850h-1012v-600h-1012" svg:viewBox="0 0 2025 601">
          <text:p/>
        </draw:connector>
        <draw:connector draw:style-name="gr6" draw:text-style-name="P8" draw:layer="layout" svg:x1="22.424cm" svg:y1="5.55cm" svg:x2="20.4cm" svg:y2="5.55cm" draw:start-shape="id25" draw:start-glue-point="3" draw:end-shape="id26" draw:end-glue-point="1" svg:d="M22424 5550h-2024" svg:viewBox="0 0 2025 1">
          <text:p/>
        </draw:connector>
        <draw:custom-shape draw:style-name="gr17" draw:text-style-name="P15" xml:id="id28" draw:id="id28" draw:layer="layout" svg:width="0.4cm" svg:height="0.5cm" svg:x="16cm" svg:y="12.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xml:id="id29" draw:id="id29" draw:layer="layout" svg:width="0.4cm" svg:height="0.5cm" svg:x="16cm" svg:y="13cm">
          <text:p/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17.6cm" svg:y1="12.55cm" svg:x2="16.4cm" svg:y2="12.55cm" draw:start-shape="id27" draw:start-glue-point="3" draw:end-shape="id28" draw:end-glue-point="1" svg:d="M17600 12550h-1200" svg:viewBox="0 0 1201 1">
          <text:p/>
        </draw:connector>
        <draw:connector draw:style-name="gr6" draw:text-style-name="P8" draw:layer="layout" svg:x1="17.6cm" svg:y1="14.2cm" svg:x2="16.4cm" svg:y2="13.25cm" draw:start-shape="id14" draw:start-glue-point="3" draw:end-shape="id29" draw:end-glue-point="1" svg:d="M17600 14200h-600v-950h-600" svg:viewBox="0 0 1201 951">
          <text:p/>
        </draw:connector>
        <draw:custom-shape draw:style-name="gr18" draw:text-style-name="P15" xml:id="id34" draw:id="id34" draw:layer="layout" svg:width="0.4cm" svg:height="0.65cm" svg:x="20cm" svg:y="10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xml:id="id32" draw:id="id32" draw:layer="layout" svg:width="0.2cm" svg:height="0.5cm" svg:x="20.2cm" svg:y="8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xml:id="id30" draw:id="id30" draw:layer="layout" svg:width="0.2cm" svg:height="0.5cm" svg:x="20.2cm" svg:y="7.5cm">
          <text:p/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22.424cm" svg:y1="6.85cm" svg:x2="20.4cm" svg:y2="7.75cm" draw:start-shape="id23" draw:start-glue-point="3" draw:end-shape="id30" draw:end-glue-point="1" svg:d="M22424 6850h-1012v900h-1012" svg:viewBox="0 0 2025 901">
          <text:p/>
        </draw:connector>
        <draw:connector draw:style-name="gr6" draw:text-style-name="P8" draw:layer="layout" svg:x1="22.4cm" svg:y1="9.45cm" svg:x2="20.4cm" svg:y2="8.45cm" draw:start-shape="id31" draw:start-glue-point="3" draw:end-shape="id32" draw:end-glue-point="1" svg:d="M22400 9450h-1000v-1000h-1000" svg:viewBox="0 0 2001 1001">
          <text:p/>
        </draw:connector>
        <draw:custom-shape draw:style-name="gr17" draw:text-style-name="P15" xml:id="id24" draw:id="id24" draw:layer="layout" svg:width="0.2cm" svg:height="0.5cm" svg:x="20.2cm" svg:y="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xml:id="id26" draw:id="id26" draw:layer="layout" svg:width="0.2cm" svg:height="0.5cm" svg:x="20.2cm" svg:y="5.3cm">
          <text:p/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22.4cm" svg:y1="11.13cm" svg:x2="20.4cm" svg:y2="11.125cm" draw:start-shape="id33" draw:start-glue-point="3" draw:end-shape="id34" draw:end-glue-point="1" svg:d="M22400 11130h-1000v-5h-1000" svg:viewBox="0 0 2001 6">
          <text:p/>
        </draw:connector>
        <draw:custom-shape draw:style-name="gr18" draw:text-style-name="P15" xml:id="id35" draw:id="id35" draw:layer="layout" svg:width="0.4cm" svg:height="0.65cm" svg:x="20cm" svg:y="9.95cm">
          <text:p/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22.4cm" svg:y1="9.45cm" svg:x2="20.4cm" svg:y2="10.275cm" draw:start-shape="id31" draw:start-glue-point="3" draw:end-shape="id35" draw:end-glue-point="1" svg:d="M22400 9450h-1000v825h-1000" svg:viewBox="0 0 2001 826">
          <text:p/>
        </draw:connector>
        <presentation:notes draw:style-name="dp2">
          <draw:page-thumbnail draw:style-name="gr19" draw:layer="layout" svg:width="14.848cm" svg:height="11.136cm" svg:x="3.075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uglas Kelley</meta:initial-creator>
    <meta:creation-date>2016-07-24T08:50:03.559000000</meta:creation-date>
    <dc:date>2016-07-27T07:54:32.480000000</dc:date>
    <dc:creator>Douglas Kelley</dc:creator>
    <meta:editing-duration>P2DT21H53M24S</meta:editing-duration>
    <meta:editing-cycles>16</meta:editing-cycles>
    <meta:generator>LibreOffice/5.0.4.2$Windows_x86 LibreOffice_project/2b9802c1994aa0b7dc6079e128979269cf95bc78</meta:generator>
    <meta:document-statistic meta:object-count="88"/>
  </office:meta>
</office:document-meta>
</file>